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horndale" svg:font-family="Thorndale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250cef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275e1f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6cd93e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290a52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d5a9fe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ce865e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e60876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0ad45a">
      <style:table-cell-properties fo:background-color="#b3b300" fo:border-bottom="none" fo:border-left="none" fo:border-right="none" fo:border-top="0.35mm solid #666600" fo:padding-bottom="0.0mm" fo:padding-left="0.0mm" fo:padding-right="0.0mm" fo:padding-top="0.0mm" style:vertical-align=""/>
    </style:style>
    <style:style style:family="paragraph" style:name="a53f171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a13337">
      <style:table-cell-properties fo:background-color="#b3b300" fo:border-bottom="none" fo:border-left="none" fo:border-right="0.35mm solid #666600" fo:border-top="0.35mm solid #666600" fo:padding-bottom="0.0mm" fo:padding-left="0.0mm" fo:padding-right="0.0mm" fo:padding-top="0.0mm" style:vertical-align=""/>
    </style:style>
    <style:style style:family="paragraph" style:name="a2e4ea3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8387ce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1489f0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0e23b2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b50596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c820a1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210ab9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2bd390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c6a1c2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06e27c">
      <style:table-cell-properties fo:background-color="#ffff99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c5069c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f98c90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a944bd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f8f453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9c3d81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ecf7d0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742d4d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3f9b0d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97f27a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a67d30">
      <style:table-cell-properties fo:background-color="#e6e64c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f42305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7e812d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87a473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a2fed4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013b7d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dcb9a2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1fa763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75beaf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b49706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866b91">
      <style:table-cell-properties fo:background-color="#e6e64c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5e5c17" style:parent-style-name="Table_20_Contents">
      <style:paragraph-properties fo:text-align="left"/>
      <style:text-properties fo:color="#000000" fo:font-size="12.0pt" fo:font-style="italic" fo:font-weight="normal" style:font-name="Thorndale" style:font-size-asian="12.0pt" style:font-style-asian="italic" style:font-style-complex="italic" style:font-weight-asian="normal" style:font-weight-complex="normal" style:text-underline-style="none"/>
    </style:style>
    <style:style style:family="table-cell" style:name="a817c1b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eef306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f1553e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8f0489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4c178a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9b2fcd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0693fe">
      <style:table-cell-properties fo:background-color="#e6e64c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ff72c4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644a3a">
      <style:table-cell-properties fo:background-color="#e6e64c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0a280b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ec5f34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cc1062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654007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af77c9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faa475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ebfc8e" style:parent-style-name="Table_20_Contents">
      <style:paragraph-properties fo:text-align="left"/>
      <style:text-properties fo:color="#000000" fo:font-size="12.0pt" fo:font-style="normal" fo:font-weight="normal" style:font-name="Thorndale" style:font-size-asian="12.0pt" style:font-style-asian="normal" style:font-style-complex="normal" style:font-weight-asian="normal" style:font-weight-complex="normal" style:text-underline-style="none"/>
    </style:style>
    <style:style style:family="table-cell" style:name="af02146">
      <style:table-cell-properties fo:background-color="#ffff99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691103" style:parent-style-name="Table_20_Contents">
      <style:paragraph-properties fo:text-align="left"/>
      <style:text-properties fo:color="#000000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6db298">
      <style:table-cell-properties fo:background-color="#ffff99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paragraph" style:name="ae53e9e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77daad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55bbbb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aa61f6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474b39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77b14f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10dfb2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5f67aa">
      <style:table-cell-properties fo:background-color="#666600" fo:border-bottom="none" fo:border-left="none" fo:border-right="none" fo:border-top="none" fo:padding-bottom="0.0mm" fo:padding-left="0.0mm" fo:padding-right="0.0mm" fo:padding-top="0.0mm" style:vertical-align=""/>
    </style:style>
    <style:style style:family="paragraph" style:name="a385a10" style:parent-style-name="Table_20_Heading">
      <style:paragraph-properties fo:text-align="left"/>
      <style:text-properties fo:color="#ffffff" fo:font-size="12.0pt" fo:font-style="normal" fo:font-weight="bold" style:font-name="Thorndale" style:font-size-asian="12.0pt" style:font-style-asian="normal" style:font-style-complex="normal" style:font-weight-asian="bold" style:font-weight-complex="bold" style:text-underline-style="none"/>
    </style:style>
    <style:style style:data-style-name="N0" style:family="table-cell" style:name="a2170ab">
      <style:table-cell-properties fo:background-color="#666600" fo:border-bottom="none" fo:border-left="none" fo:border-right="0.35mm solid #666600" fo:border-top="none" fo:padding-bottom="0.0mm" fo:padding-left="0.0mm" fo:padding-right="0.0mm" fo:padding-top="0.0mm" style:vertical-align=""/>
    </style:style>
    <style:style style:family="table-column" style:name="af435a4">
      <style:table-column-properties style:rel-column-width="13107*"/>
    </style:style>
    <style:style style:family="table" style:name="a7fc1e5">
      <style:table-properties style:width="17.0cm" table:align="left"/>
    </style:style>
    <number:text-style style:name="N0">
      <number:text-content/>
    </number:text-style>
  </office:automatic-styles>
  <office:body>
    <office:text>
      <table:table table:style-name="a7fc1e5">
        <table:table-column table:number-columns-repeated="5" table:style-name="af435a4"/>
        <table:table-row>
          <table:table-cell table:style-name="a2170ab">
            <text:p text:style-name="a385a10">Header1</text:p>
          </table:table-cell>
          <table:table-cell table:style-name="a5f67aa">
            <text:p text:style-name="a10dfb2">a2 - 3 times</text:p>
          </table:table-cell>
          <table:table-cell table:style-name="a77b14f">
            <text:p text:style-name="a474b39">a2 - 3 times</text:p>
          </table:table-cell>
          <table:table-cell table:style-name="aaa61f6">
            <text:p text:style-name="a55bbbb">a2 - 3 times</text:p>
          </table:table-cell>
          <table:table-cell table:style-name="a77daad">
            <text:p text:style-name="ae53e9e">a5</text:p>
          </table:table-cell>
        </table:table-row>
        <table:table-row>
          <table:table-cell table:style-name="a6db298">
            <text:p text:style-name="a691103">b1</text:p>
          </table:table-cell>
          <table:table-cell table:style-name="af02146">
            <text:p text:style-name="aebfc8e">b2</text:p>
          </table:table-cell>
          <table:table-cell table:style-name="afaa475">
            <text:p text:style-name="aaf77c9">b3 - 3 times</text:p>
          </table:table-cell>
          <table:table-cell table:style-name="a654007">
            <text:p text:style-name="acc1062">b3 - 3 times</text:p>
          </table:table-cell>
          <table:table-cell table:style-name="aec5f34">
            <text:p text:style-name="a0a280b">b3 - 3 times</text:p>
          </table:table-cell>
        </table:table-row>
        <table:table-row>
          <table:table-cell table:style-name="a644a3a">
            <text:p text:style-name="aff72c4">c1</text:p>
          </table:table-cell>
          <table:table-cell table:style-name="a0693fe">
            <text:p text:style-name="a9b2fcd">c2</text:p>
          </table:table-cell>
          <table:table-cell table:style-name="a4c178a">
            <text:p text:style-name="a8f0489">c3</text:p>
          </table:table-cell>
          <table:table-cell table:style-name="af1553e">
            <text:p text:style-name="aeef306">c4</text:p>
          </table:table-cell>
          <table:table-cell table:style-name="a817c1b">
            <text:p text:style-name="a5e5c17">c5</text:p>
          </table:table-cell>
        </table:table-row>
        <table:table-row>
          <table:table-cell table:style-name="a866b91">
            <text:p text:style-name="ab49706">c1</text:p>
          </table:table-cell>
          <table:table-cell table:style-name="a75beaf">
            <text:p text:style-name="a1fa763">c2</text:p>
          </table:table-cell>
          <table:table-cell table:style-name="adcb9a2">
            <text:p text:style-name="a013b7d">c3</text:p>
          </table:table-cell>
          <table:table-cell table:style-name="aa2fed4">
            <text:p text:style-name="a87a473">c4</text:p>
          </table:table-cell>
          <table:table-cell table:style-name="a7e812d">
            <text:p text:style-name="af42305">c5</text:p>
          </table:table-cell>
        </table:table-row>
        <table:table-row>
          <table:table-cell table:style-name="aa67d30">
            <text:p text:style-name="a97f27a">c1</text:p>
          </table:table-cell>
          <table:table-cell table:style-name="a3f9b0d">
            <text:p text:style-name="a742d4d">c2</text:p>
          </table:table-cell>
          <table:table-cell table:style-name="aecf7d0">
            <text:p text:style-name="a9c3d81">c3</text:p>
          </table:table-cell>
          <table:table-cell table:style-name="af8f453">
            <text:p text:style-name="aa944bd">c4</text:p>
          </table:table-cell>
          <table:table-cell table:style-name="af98c90">
            <text:p text:style-name="ac5069c">c5</text:p>
          </table:table-cell>
        </table:table-row>
        <table:table-row>
          <table:table-cell table:style-name="a06e27c">
            <text:p text:style-name="ac6a1c2">d1</text:p>
          </table:table-cell>
          <table:table-cell table:style-name="a2bd390">
            <text:p text:style-name="a210ab9">d2</text:p>
          </table:table-cell>
          <table:table-cell table:style-name="ac820a1">
            <text:p text:style-name="ab50596">d3</text:p>
          </table:table-cell>
          <table:table-cell table:style-name="a0e23b2">
            <text:p text:style-name="a1489f0">d4</text:p>
          </table:table-cell>
          <table:table-cell table:style-name="a8387ce">
            <text:p text:style-name="a2e4ea3">d5</text:p>
          </table:table-cell>
        </table:table-row>
        <table:table-row>
          <table:table-cell table:style-name="aa13337">
            <text:p text:style-name="a53f171">Summe</text:p>
          </table:table-cell>
          <table:table-cell table:style-name="a0ad45a">
            <text:p text:style-name="ae60876">s2</text:p>
          </table:table-cell>
          <table:table-cell table:style-name="ace865e">
            <text:p text:style-name="ad5a9fe">s3</text:p>
          </table:table-cell>
          <table:table-cell table:style-name="a290a52">
            <text:p text:style-name="a6cd93e">s4<text:s/></text:p>
          </table:table-cell>
          <table:table-cell table:style-name="a275e1f">
            <text:p text:style-name="a250cef">s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horndale" svg:font-family="Thorndale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8S</meta:editing-duration>
  </office:meta>
</office:document-meta>
</file>